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T5" style:parent-style-name="Policepardéfaut" style:family="text">
      <style:text-properties fo:font-style="italic" style:font-style-asian="italic" style:font-style-complex="italic" fo:language="en" fo:country="US"/>
    </style:style>
    <style:style style:name="P6" style:parent-style-name="Normal" style:list-style-name="LFO1" style:family="paragraph"/>
    <style:style style:name="P7" style:parent-style-name="Normal" style:list-style-name="LFO1" style:family="paragraph">
      <style:text-properties fo:language="en" fo:country="US"/>
    </style:style>
    <style:style style:name="P8" style:parent-style-name="Normal" style:list-style-name="LFO1" style:family="paragraph">
      <style:text-properties fo:language="en" fo:country="US"/>
    </style:style>
    <style:style style:name="P9" style:parent-style-name="Normal" style:list-style-name="LFO1" style:family="paragraph">
      <style:text-properties fo:language="en" fo:country="US"/>
    </style:style>
    <style:style style:name="P10" style:parent-style-name="Normal" style:list-style-name="LFO1" style:family="paragraph">
      <style:text-properties fo:language="en" fo:country="US"/>
    </style:style>
    <style:style style:name="P11" style:parent-style-name="Normal" style:list-style-name="LFO1" style:family="paragraph"/>
  </office:automatic-styles>
  <office:body>
    <office:text text:use-soft-page-breaks="true">
      <text:p text:style-name="P1"/>
      <text:p text:style-name="Normal">3. Entrez vos jetons</text:p>
      <text:p text:style-name="Normal">Maintenant que vous avez le script PHP Twitter Wrapper dans le même répertoire que votre fichier littleApp.php, nous pouvons l'utiliser pour nous aider à accéder<text:s/>à l' API Twitter .</text:p>
      <text:p text:style-name="Normal">Pour ce faire, nous avons besoin d'inclure le script wrapper Twitter en utilisant la fonction ' require_once'. Une fois que nous avons fait cela, nous devons définir nos jetons d'accès en l'ajoutant à l'ensemble des paramètres de $ (supprimer les " YOUR_OAUTH_ " etc bits, et remplacer par vos jetons). Ne vous inquiétez pas trop à ce sujet pour maintenant- tout ce que vous devez savoir est que le wrapper PHP utilisera ces jetons pour établir la connexion à l'API Twitter. Si vous ne disposez pas de jetons d'accès de l'application, puis avoir une lecture de mon article sur Comment créer un Twitter</text:p>
      <text:list text:style-name="LFO1" text:continue-numbering="true">
        <text:list-item>
          <text:p text:style-name="P2">require_once('TwitterAPIExchange.php');</text:p>
        </text:list-item>
        <text:list-item>
          <text:p text:style-name="P3"> </text:p>
        </text:list-item>
        <text:list-item>
          <text:p text:style-name="P4"><text:span text:style-name="T5">/** Set access tokens here - see: https://dev.twitter.com/apps/ **/</text:span></text:p>
        </text:list-item>
        <text:list-item>
          <text:p text:style-name="P6">$settings = array(</text:p>
        </text:list-item>
        <text:list-item>
          <text:p text:style-name="P7">'oauth_access_token' =&gt; "YOUR_OAUTH_ACCESS_TOKEN",</text:p>
        </text:list-item>
        <text:list-item>
          <text:p text:style-name="P8">'oauth_access_token_secret' =&gt; "YOUR_OAUTH_ACCESS_TOKEN_SECRET",</text:p>
        </text:list-item>
        <text:list-item>
          <text:p text:style-name="P9">'consumer_key' =&gt; "YOUR_CONSUMER_KEY",</text:p>
        </text:list-item>
        <text:list-item>
          <text:p text:style-name="P10">'consumer_secret' =&gt; "YOUR_CONSUMER_SECRET"</text:p>
        </text:list-item>
        <text:list-item>
          <text:p text:style-name="P11">);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ir</meta:initial-creator>
    <dc:creator>Samir</dc:creator>
    <meta:creation-date>2016-07-16T16:01:00Z</meta:creation-date>
    <dc:date>2016-07-16T18:52:00Z</dc:date>
    <meta:template xlink:href="Normal.dotm" xlink:type="simple"/>
    <meta:editing-cycles>5</meta:editing-cycles>
    <meta:editing-duration>PT180S</meta:editing-duration>
    <meta:document-statistic meta:page-count="1" meta:paragraph-count="2" meta:word-count="174" meta:character-count="1135" meta:row-count="8" meta:non-whitespace-character-count="963"/>
  </office:meta>
</office:document-meta>
</file>